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/>
    <number:date-style style:name="D4">
      <number:day number:style="long"/>
      <number:text>.</number:text>
      <number:month number:style="long"/>
      <number:text>.</number:text>
      <number:year number:style="long"/>
    </number:date-style>
    <number:time-style style:name="T2">
      <number:hours/>
      <number:text>:</number:text>
      <number:minutes/>
    </number:time-style>
    <style:style style:name="gr1" style:family="graphic" style:parent-style-name="standard">
      <style:graphic-properties svg:stroke-width="0.03cm" svg:stroke-color="#000000" draw:marker-start-width="0.245cm" draw:marker-end-width="0.245cm" draw:fill="solid" draw:fill-color="#ffffff" draw:textarea-horizontal-align="justify" draw:textarea-vertical-align="middle" draw:auto-grow-height="false" fo:padding-top="0.14cm" fo:padding-bottom="0.14cm" fo:padding-left="0.265cm" fo:padding-right="0.265cm" style:protect="size"/>
    </style:style>
    <style:style style:name="gr2" style:family="graphic" style:parent-style-name="standard">
      <style:graphic-properties svg:stroke-width="0.03cm" svg:stroke-color="#000000" draw:marker-start-width="0.245cm" draw:marker-end-width="0.245cm" draw:fill="solid" draw:textarea-vertical-align="middle" fo:padding-top="0.14cm" fo:padding-bottom="0.14cm" fo:padding-left="0.265cm" fo:padding-right="0.26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73cm" style:protect="position size"/>
    </style:style>
    <style:style style:name="gr4" style:family="graphic" style:parent-style-name="objectwithoutfill">
      <style:graphic-properties svg:stroke-width="0.03cm" draw:marker-start-width="0.245cm" draw:marker-end-width="0.245cm" draw:fill="none" draw:textarea-vertical-align="middle" fo:padding-top="0.14cm" fo:padding-bottom="0.14cm" fo:padding-left="0.265cm" fo:padding-right="0.265cm"/>
    </style:style>
    <style:style style:name="gr5" style:family="graphic" style:parent-style-name="standard">
      <style:graphic-properties svg:stroke-width="0.03cm" svg:stroke-color="#000000" draw:marker-start-width="0.245cm" draw:marker-end-width="0.245cm" draw:fill="solid" draw:textarea-horizontal-align="center" draw:textarea-vertical-align="top" fo:padding-top="0.14cm" fo:padding-bottom="0.14cm" fo:padding-left="0.265cm" fo:padding-right="1.515cm"/>
    </style:style>
    <style:style style:name="gr6" style:family="graphic" style:parent-style-name="standard">
      <style:graphic-properties svg:stroke-width="0.03cm" svg:stroke-color="#000000" draw:marker-start-width="0.245cm" draw:marker-end-width="0.245cm" draw:fill="solid" draw:textarea-horizontal-align="center" draw:textarea-vertical-align="bottom" fo:padding-top="0.14cm" fo:padding-bottom="0.14cm" fo:padding-left="0.265cm" fo:padding-right="1.515cm"/>
    </style:style>
    <style:style style:name="gr7" style:family="graphic" style:parent-style-name="standard">
      <style:graphic-properties draw:fill="solid" draw:fill-color="#ffffcc" draw:textarea-horizontal-align="justify" draw:textarea-vertical-align="middle" draw:auto-grow-height="false" fo:min-height="0cm" fo:min-width="0cm" fo:wrap-option="no-wrap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svg:stroke-width="0.03cm" svg:stroke-color="#000000" draw:marker-start-width="0.245cm" draw:marker-end-width="0.245cm" draw:fill="solid" draw:fill-color="#ffffff" draw:textarea-horizontal-align="justify" draw:textarea-vertical-align="middle" draw:auto-grow-height="false" fo:padding-top="0.14cm" fo:padding-bottom="0.14cm" fo:padding-left="0.265cm" fo:padding-right="0.265cm"/>
    </style:style>
    <style:style style:name="gr10" style:family="graphic" style:parent-style-name="standard">
      <style:graphic-properties svg:stroke-width="0.03cm" svg:stroke-color="#000000" draw:marker-start-width="0.29cm" draw:marker-end-width="0.29cm" draw:fill="solid" draw:fill-color="#ffffff" draw:textarea-horizontal-align="justify" draw:textarea-vertical-align="middle" draw:auto-grow-height="false" fo:padding-top="0.14cm" fo:padding-bottom="0.14cm" fo:padding-left="0.265cm" fo:padding-right="0.26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2.491cm" style:protect="position siz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58cm"/>
    </style:style>
    <style:style style:name="gr13" style:family="graphic" style:parent-style-name="standard">
      <style:graphic-properties svg:stroke-width="0.03cm" svg:stroke-color="#000000" draw:marker-start-width="0.245cm" draw:marker-end-width="0.245cm" draw:fill="solid" draw:fill-color="#ffffff" draw:textarea-horizontal-align="justify" draw:textarea-vertical-align="middle" draw:auto-grow-height="false" fo:min-height="1.22cm" fo:min-width="1.97cm" fo:padding-top="0.14cm" fo:padding-bottom="0.14cm" fo:padding-left="0.265cm" fo:padding-right="0.265cm" style:protect="size"/>
    </style:style>
    <style:style style:name="gr14" style:family="graphic" style:parent-style-name="standard">
      <style:graphic-properties svg:stroke-width="0.03cm" svg:stroke-color="#000000" draw:marker-start-width="0.245cm" draw:marker-end-width="0.245cm" draw:fill="solid" draw:fill-color="#ffffff" draw:textarea-horizontal-align="justify" draw:textarea-vertical-align="middle" draw:auto-grow-height="false" fo:min-height="0.47cm" fo:min-width="0.72cm" fo:padding-top="0.14cm" fo:padding-bottom="0.14cm" fo:padding-left="0.265cm" fo:padding-right="0.265cm" style:protect="siz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6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806cm" fo:min-width="0cm" style:protect="position siz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fo:font-size="9pt" style:font-size-asian="10pt" style:font-size-complex="10pt"/>
    </style:style>
    <style:style style:name="P3" style:family="paragraph">
      <loext:graphic-properties draw:fill="solid"/>
      <style:paragraph-properties fo:text-align="center"/>
      <style:text-properties fo:font-size="9pt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P5" style:family="paragraph">
      <loext:graphic-properties draw:fill="solid" draw:fill-color="#ffffff"/>
      <style:paragraph-properties fo:text-align="center"/>
      <style:text-properties fo:font-size="9pt" style:font-size-asian="9pt" style:font-size-complex="9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loext:graphic-properties draw:fill="solid" draw:fill-color="#ffffcc"/>
      <style:paragraph-properties fo:text-align="start"/>
    </style:style>
    <style:style style:name="P9" style:family="paragraph">
      <style:paragraph-properties fo:margin-left="0cm" fo:margin-right="0cm" fo:text-align="end" fo:text-indent="0cm">
        <style:tab-stops/>
      </style:paragraph-properties>
    </style:style>
    <style:style style:name="P10" style:family="paragraph">
      <style:paragraph-properties fo:margin-left="1cm" fo:margin-right="0cm" fo:text-align="center" fo:text-indent="0cm">
        <style:tab-stops/>
      </style:paragraph-properties>
    </style:style>
    <style:style style:name="P11" style:family="paragraph">
      <loext:graphic-properties draw:fill="solid"/>
      <style:paragraph-properties fo:margin-left="0cm" fo:margin-right="0cm" fo:text-align="end" fo:text-indent="0cm">
        <style:tab-stops/>
      </style:paragraph-properties>
      <style:text-properties fo:font-size="9pt"/>
    </style:style>
    <style:style style:name="P12" style:family="paragraph">
      <style:paragraph-properties fo:margin-left="1cm" fo:margin-right="0cm" fo:text-align="end" fo:text-indent="0cm">
        <style:tab-stops/>
      </style:paragraph-properties>
    </style:style>
    <style:style style:name="P13" style:family="paragraph">
      <loext:graphic-properties draw:fill="solid"/>
      <style:paragraph-properties fo:margin-left="1cm" fo:margin-right="0cm" fo:text-align="end" fo:text-indent="0cm">
        <style:tab-stops/>
      </style:paragraph-properties>
      <style:text-properties fo:font-size="9pt"/>
    </style:style>
    <style:style style:name="P14" style:family="paragraph">
      <style:paragraph-properties fo:margin-left="0cm" fo:margin-right="0cm" fo:text-align="start" fo:text-indent="0cm">
        <style:tab-stops/>
      </style:paragraph-properties>
    </style:style>
    <style:style style:name="P15" style:family="paragraph">
      <loext:graphic-properties draw:fill="solid"/>
      <style:paragraph-properties fo:margin-left="0cm" fo:margin-right="0cm" fo:text-align="start" fo:text-indent="0cm">
        <style:tab-stops/>
      </style:paragraph-properties>
      <style:text-properties fo:font-size="9pt"/>
    </style:style>
    <style:style style:name="P16" style:family="paragraph">
      <style:paragraph-properties fo:margin-left="0cm" fo:margin-right="0cm" fo:text-align="center" fo:text-indent="0cm"/>
    </style:style>
    <style:style style:name="P17" style:family="paragraph">
      <loext:graphic-properties draw:fill="solid"/>
      <style:paragraph-properties fo:margin-left="0cm" fo:margin-right="0cm" fo:text-align="center" fo:text-indent="0cm"/>
      <style:text-properties fo:font-size="9pt"/>
    </style:style>
    <style:style style:name="P18" style:family="paragraph">
      <loext:graphic-properties draw:fill="none" draw:fill-color="#ffffff"/>
      <style:text-properties fo:font-size="9pt" style:font-size-asian="9pt" style:font-size-complex="9pt"/>
    </style:style>
    <style:style style:name="P19" style:family="paragraph">
      <style:paragraph-properties fo:line-height="150%"/>
    </style:style>
    <style:style style:name="P20" style:family="paragraph">
      <loext:graphic-properties draw:fill="none" draw:fill-color="#ffffff"/>
      <style:paragraph-properties fo:line-height="150%"/>
      <style:text-properties fo:font-size="11pt" style:font-size-asian="11pt" style:font-size-complex="11pt"/>
    </style:style>
    <style:style style:name="T1" style:family="text">
      <style:text-properties fo:font-size="9pt" style:font-size-asian="10pt" style:font-size-complex="10pt"/>
    </style:style>
    <style:style style:name="T2" style:family="text">
      <style:text-properties fo:font-size="9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fo:font-style="italic" style:font-size-asian="10pt" style:font-style-asian="italic" style:font-size-complex="10pt" style:font-style-complex="italic"/>
    </style:style>
    <style:style style:name="T7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8" style:family="text">
      <style:text-properties fo:font-size="10pt" fo:font-style="normal" style:font-size-asian="10pt" style:font-style-asian="normal" style:font-size-complex="10pt" style:font-style-complex="normal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Droid Sans Fallback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letter-kerning="true" style:font-name-asian="Droid Sans Fallback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fo:font-weight="normal" style:letter-kerning="true" style:font-name-asian="Droid Sans Fallback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ERD-Vorlage" draw:style-name="dp1" draw:master-page-name="Standard">
        <draw:custom-shape draw:style-name="gr1" draw:text-style-name="P2" xml:id="id1" draw:id="id1" draw:layer="layout" svg:width="2.5cm" svg:height="1.5cm" svg:x="2.5cm" svg:y="3.05cm">
          <text:p text:style-name="P1"><text:span text:style-name="T1">Entity-Ty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" draw:id="id2" draw:layer="layout" svg:width="2.5cm" svg:height="1.5cm" svg:x="8.6cm" svg:y="3.05cm">
          <text:p text:style-name="P1"><text:span text:style-name="T1">zugeordnet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3" draw:layer="layout" draw:type="line" svg:x1="5cm" svg:y1="3.8cm" svg:x2="8.6cm" svg:y2="3.8cm" draw:start-shape="id1" draw:start-glue-point="1" draw:end-shape="id2" draw:end-glue-point="5" svg:d="M5000 3800h3600" svg:viewBox="0 0 3601 1">
          <text:p text:style-name="P1"><text:span text:style-name="T1">(0, 0)</text:span></text:p>
          <text:p text:style-name="P1"><text:span text:style-name="T2"/></text:p>
        </draw:connector>
        <draw:connector draw:style-name="gr2" draw:text-style-name="P3" draw:layer="layout" draw:type="line" svg:x1="11.1cm" svg:y1="3.8cm" svg:x2="14.4cm" svg:y2="3.8cm" draw:start-shape="id2" draw:start-glue-point="7" draw:end-shape="id3" draw:end-glue-point="3" svg:d="M11100 3800h3300" svg:viewBox="0 0 3301 1">
          <text:p text:style-name="P1"><text:span text:style-name="T1">(0, 0)</text:span></text:p>
          <text:p text:style-name="P1"><text:span text:style-name="T2"/></text:p>
        </draw:connector>
        <draw:frame draw:style-name="gr3" draw:text-style-name="P4" draw:layer="layout" svg:width="6.073cm" svg:height="0.962cm" svg:x="1cm" svg:y="1.038cm">
          <draw:text-box>
            <text:p><text:span text:style-name="T3">Elemente </text:span><text:span text:style-name="T3">für ERD:</text:span></text:p>
          </draw:text-box>
        </draw:frame>
        <draw:custom-shape draw:style-name="gr1" draw:text-style-name="P5" xml:id="id4" draw:id="id4" draw:layer="layout" svg:width="2cm" svg:height="0.7cm" svg:x="8.85cm" svg:y="4.9cm">
          <text:p text:style-name="P1"><text:span text:style-name="T4">Attribu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draw:type="line" svg:x1="9.85cm" svg:y1="4.55cm" svg:x2="9.85cm" svg:y2="4.9cm" draw:start-shape="id2" draw:start-glue-point="6" draw:end-shape="id4" draw:end-glue-point="4" svg:d="M9850 4550v350" svg:viewBox="0 0 1 351">
          <text:p/>
        </draw:connector>
        <draw:custom-shape draw:style-name="gr1" draw:text-style-name="P2" xml:id="id3" draw:id="id3" draw:layer="layout" svg:width="2.5cm" svg:height="1.5cm" svg:x="14.4cm" svg:y="3.05cm">
          <text:p text:style-name="P1"><text:span text:style-name="T1">Entity-Ty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5" draw:id="id5" draw:layer="layout" svg:width="2.5cm" svg:height="1.5cm" svg:x="14.4cm" svg:y="5.7cm">
          <text:p text:style-name="P1"><text:span text:style-name="T1">zugeordnet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3" draw:layer="layout" draw:type="line" svg:x1="15.65cm" svg:y1="4.55cm" svg:x2="15.65cm" svg:y2="5.7cm" draw:start-shape="id3" draw:start-glue-point="2" draw:end-shape="id5" draw:end-glue-point="4" svg:d="M15650 4550v1150" svg:viewBox="0 0 1 1151">
          <text:p text:style-name="P1"><text:span text:style-name="T1">(0, 0)</text:span></text:p>
          <text:p text:style-name="P1"><text:span text:style-name="T2"/></text:p>
        </draw:connector>
        <draw:connector draw:style-name="gr6" draw:text-style-name="P3" draw:layer="layout" draw:type="line" svg:x1="15.65cm" svg:y1="7.2cm" svg:x2="15.65cm" svg:y2="8.3cm" draw:start-shape="id5" draw:start-glue-point="6" draw:end-shape="id6" draw:end-glue-point="0" svg:d="M15650 7200v1100" svg:viewBox="0 0 1 1101">
          <text:p text:style-name="P1"><text:span text:style-name="T1">(0, 0)</text:span></text:p>
          <text:p text:style-name="P1"><text:span text:style-name="T2"/></text:p>
        </draw:connector>
        <draw:custom-shape draw:style-name="gr1" draw:text-style-name="P2" xml:id="id6" draw:id="id6" draw:layer="layout" svg:width="2.5cm" svg:height="1.5cm" svg:x="14.4cm" svg:y="8.3cm">
          <text:p text:style-name="P1"><text:span text:style-name="T1">Entity-Ty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5" xml:id="id7" draw:id="id7" draw:layer="layout" svg:width="2cm" svg:height="0.7cm" svg:x="17.4cm" svg:y="6.1cm">
          <text:p text:style-name="P1"><text:span text:style-name="T4">Attribu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draw:type="line" svg:x1="16.9cm" svg:y1="6.45cm" svg:x2="17.4cm" svg:y2="6.45cm" draw:start-shape="id5" draw:start-glue-point="7" draw:end-shape="id7" draw:end-glue-point="6" svg:d="M16900 6450h500" svg:viewBox="0 0 501 1">
          <text:p/>
        </draw:connector>
        <draw:custom-shape draw:style-name="gr1" draw:text-style-name="P2" xml:id="id9" draw:id="id9" draw:layer="layout" svg:width="2.5cm" svg:height="1.5cm" svg:x="23.7cm" svg:y="3.05cm">
          <text:p text:style-name="P1"><text:span text:style-name="T1">Entity-Ty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8" draw:id="id8" draw:layer="layout" svg:width="2.5cm" svg:height="1.5cm" svg:x="19.075cm" svg:y="2.3cm">
          <text:p text:style-name="P1"><text:span text:style-name="T1">zugeordnet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3" draw:layer="layout" draw:type="line" svg:x1="16.9cm" svg:y1="3.8cm" svg:x2="19.075cm" svg:y2="3.05cm" draw:start-shape="id3" draw:start-glue-point="1" draw:end-shape="id8" draw:end-glue-point="5" svg:d="M16900 3800l2175-750" svg:viewBox="0 0 2176 751">
          <text:p text:style-name="P1"><text:span text:style-name="T1">(0, 0)</text:span></text:p>
          <text:p text:style-name="P1"><text:span text:style-name="T2"/></text:p>
        </draw:connector>
        <draw:connector draw:style-name="gr2" draw:text-style-name="P3" draw:layer="layout" draw:type="line" svg:x1="21.575cm" svg:y1="3.05cm" svg:x2="23.7cm" svg:y2="3.8cm" draw:start-shape="id8" draw:start-glue-point="7" draw:end-shape="id9" draw:end-glue-point="3" svg:d="M21575 3050l2125 750" svg:viewBox="0 0 2126 751">
          <text:p text:style-name="P1"><text:span text:style-name="T1">(0, 0)</text:span></text:p>
          <text:p text:style-name="P1"><text:span text:style-name="T2"/></text:p>
        </draw:connector>
        <draw:custom-shape draw:style-name="gr1" draw:text-style-name="P2" xml:id="id10" draw:id="id10" draw:layer="layout" svg:width="2.5cm" svg:height="1.5cm" svg:x="19.075cm" svg:y="4.1cm">
          <text:p text:style-name="P1"><text:span text:style-name="T1">zugeordnet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3" draw:layer="layout" draw:type="line" svg:x1="16.9cm" svg:y1="3.8cm" svg:x2="19.075cm" svg:y2="4.85cm" draw:start-shape="id3" draw:start-glue-point="1" draw:end-shape="id10" draw:end-glue-point="5" svg:d="M16900 3800l2175 1050" svg:viewBox="0 0 2176 1051">
          <text:p text:style-name="P1"><text:span text:style-name="T1">(0, 0)</text:span></text:p>
          <text:p text:style-name="P1"><text:span text:style-name="T2"/></text:p>
        </draw:connector>
        <draw:connector draw:style-name="gr2" draw:text-style-name="P3" draw:layer="layout" draw:type="line" svg:x1="21.575cm" svg:y1="4.85cm" svg:x2="23.7cm" svg:y2="3.8cm" draw:start-shape="id10" draw:start-glue-point="7" draw:end-shape="id9" svg:d="M21575 4850l2125-1050" svg:viewBox="0 0 2126 1051">
          <text:p text:style-name="P1"><text:span text:style-name="T1">(0, 0)</text:span></text:p>
          <text:p text:style-name="P1"><text:span text:style-name="T2"/></text:p>
        </draw:connector>
        <draw:custom-shape draw:style-name="gr1" draw:text-style-name="P2" xml:id="id11" draw:id="id11" draw:layer="layout" svg:width="2.5cm" svg:height="1.5cm" svg:x="23.7cm" svg:y="5.6cm">
          <text:p text:style-name="P1"><text:span text:style-name="T1">reflexiv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3" draw:layer="layout" draw:type="line" svg:x1="23.7cm" svg:y1="3.8cm" svg:x2="23.7cm" svg:y2="6.35cm" draw:start-shape="id9" draw:start-glue-point="3" draw:end-shape="id11" draw:end-glue-point="5" svg:d="M23700 3800v2550" svg:viewBox="0 0 1 2551">
          <text:p text:style-name="P1"><text:span text:style-name="T1">(0, 0)</text:span></text:p>
          <text:p text:style-name="P1"><text:span text:style-name="T2"/></text:p>
        </draw:connector>
        <draw:connector draw:style-name="gr2" draw:text-style-name="P3" draw:layer="layout" draw:type="line" svg:x1="26.2cm" svg:y1="6.35cm" svg:x2="26.2cm" svg:y2="3.8cm" draw:start-shape="id11" draw:start-glue-point="7" draw:end-shape="id9" draw:end-glue-point="1" svg:d="M26200 6350v-2550" svg:viewBox="0 0 1 2551">
          <text:p text:style-name="P1"><text:span text:style-name="T1">(0, 0)</text:span></text:p>
          <text:p text:style-name="P1"><text:span text:style-name="T2"/></text:p>
        </draw:connector>
        <draw:custom-shape draw:style-name="gr1" draw:text-style-name="P5" xml:id="id12" draw:id="id12" draw:layer="layout" svg:width="2cm" svg:height="0.7cm" svg:x="23.95cm" svg:y="7.8cm">
          <text:p text:style-name="P1"><text:span text:style-name="T4">Attribu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draw:type="line" svg:x1="24.95cm" svg:y1="7.1cm" svg:x2="24.95cm" svg:y2="7.8cm" draw:start-shape="id11" draw:start-glue-point="6" draw:end-shape="id12" draw:end-glue-point="4" svg:d="M24950 7100v700" svg:viewBox="0 0 1 701">
          <text:p/>
        </draw:connector>
        <draw:custom-shape draw:style-name="gr7" draw:text-style-name="P8" draw:layer="controls" svg:width="10.9cm" svg:height="6.4cm" svg:x="17.5cm" svg:y="13.3cm">
          <text:list text:style-name="L1">
            <text:list-item>
              <text:p text:style-name="P7"><text:span text:style-name="T5">Hier ist das Vorlageblatt für ERD-Elemente.</text:span></text:p>
            </text:list-item>
            <text:list-item>
              <text:p text:style-name="P7"><text:span text:style-name="T5">Die Größe der Elemente ist nicht änderbar.</text:span></text:p>
            </text:list-item>
            <text:list-item>
              <text:p text:style-name="P7"><text:span text:style-name="T5">Das ERD kommt auf Blatt 2.</text:span></text:p>
            </text:list-item>
            <text:list-item>
              <text:p text:style-name="P7"><text:span text:style-name="T5">Die Attribute kommen auf Blatt 3.</text:span></text:p>
            </text:list-item>
            <text:list-item>
              <text:p text:style-name="P7"><text:span text:style-name="T5">Benötige Elemente durch Ziehen markieren, Strg + C. </text:span><text:span text:style-name="T5"><text:line-break/></text:span><text:span text:style-name="T5">Auf das ERD-Blatt wechseln, mit Strg + V einfügen.</text:span></text:p>
            </text:list-item>
            <text:list-item>
              <text:p text:style-name="P7"><text:span text:style-name="T5">Auf ERD-Blatt und Attribut-Blatt: </text:span><text:span text:style-name="T6">Name, Matrikelnummer, Datum</text:span></text:p>
            </text:list-item>
            <text:list-item>
              <text:p text:style-name="P7"><text:span text:style-name="T7">Tip:</text:span><text:span text:style-name="T8"> Palette </text:span><text:span text:style-name="T6">Objekte ausrichten</text:span><text:span text:style-name="T8"> verwenden</text:span></text:p>
            </text:list-item>
            <text:list-item>
              <text:p text:style-name="P7"><text:span text:style-name="T7">Tip:</text:span><text:span text:style-name="T8"> Cursortasten zum Feinverschieben verwenden</text:span></text:p>
            </text:list-item>
            <text:list-item>
              <text:p text:style-name="P7"><text:span text:style-name="T7">Tip:</text:span><text:span text:style-name="T8"> Verbinder an Elementen verankern (Punkt wird rot)</text:span></text:p>
            </text:list-item>
            <text:list-item>
              <text:p text:style-name="P7"><text:span text:style-name="T7">Diese Seite vor PDF-Export (= Abgabe) entfernen.</text:span></text:p>
            </text:list-item>
          </text:list>
          <draw:enhanced-geometry svg:viewBox="0 0 21600 21600" draw:glue-points="10800 0 0 10800 10800 21600 21600 10800 ?f40 ?f41" draw:text-areas="0 0 21600 21600" draw:type="rectangular-callout" draw:modifiers="11312.209889001 -17176.066239650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 xml:id="id13" draw:id="id13">
          <draw:custom-shape draw:style-name="gr1" draw:text-style-name="P2" draw:layer="layout" svg:width="2.7cm" svg:height="1.7cm" svg:x="14.302cm" svg:y="11.101cm">
            <text:p text:style-name="P1"><text:span text:style-name="T1">zugeordnet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" draw:text-style-name="P2" draw:layer="layout" svg:width="2.5cm" svg:height="1.5cm" svg:x="14.401cm" svg:y="11.2cm">
            <text:p text:style-name="P1"><text:span text:style-name="T1">identifizierend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connector draw:style-name="gr6" draw:text-style-name="P3" draw:layer="layout" draw:type="line" svg:x1="15.652cm" svg:y1="12.801cm" svg:x2="15.651cm" svg:y2="13.8cm" draw:start-shape="id13" draw:end-shape="id14" draw:end-glue-point="0" svg:d="M15652 12801l-1 999" svg:viewBox="0 0 2 1000">
          <text:p text:style-name="P1"><text:span text:style-name="T1">(0, 0)</text:span></text:p>
          <text:p text:style-name="P1"><text:span text:style-name="T2"/></text:p>
        </draw:connector>
        <draw:g draw:style-name="gr8">
          <draw:custom-shape draw:style-name="gr9" draw:text-style-name="P2" draw:layer="layout" svg:width="2.7cm" svg:height="1.7cm" svg:x="14.301cm" svg:y="13.7cm">
            <text:p text:style-name="P1"><text:span text:style-name="T1">Entity-Ty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xml:id="id14" draw:id="id14" draw:layer="layout" svg:width="2.5cm" svg:height="1.5cm" svg:x="14.401cm" svg:y="13.8cm">
            <text:p text:style-name="P1"><text:span text:style-name="T1">Abhängiger</text:span></text:p>
            <text:p text:style-name="P1"><text:span text:style-name="T1">Entity-Typ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" draw:text-style-name="P5" xml:id="id15" draw:id="id15" draw:layer="layout" svg:width="2cm" svg:height="0.7cm" svg:x="17.401cm" svg:y="11.6cm">
          <text:p text:style-name="P1"><text:span text:style-name="T4">Attribu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draw:type="line" svg:x1="17.002cm" svg:y1="11.951cm" svg:x2="17.401cm" svg:y2="11.95cm" draw:start-shape="id13" draw:start-glue-point="1" draw:end-shape="id15" draw:end-glue-point="6" svg:d="M17002 11951l399-1" svg:viewBox="0 0 400 2">
          <text:p/>
        </draw:connector>
        <draw:connector draw:style-name="gr5" draw:text-style-name="P3" draw:layer="layout" draw:type="line" svg:x1="15.65cm" svg:y1="9.8cm" svg:x2="15.652cm" svg:y2="11.101cm" draw:start-shape="id6" draw:start-glue-point="2" draw:end-shape="id13" draw:end-glue-point="0" svg:d="M15650 9800l2 1301" svg:viewBox="0 0 3 1302">
          <text:p text:style-name="P1"><text:span text:style-name="T1">(0, 0)</text:span></text:p>
          <text:p text:style-name="P1"><text:span text:style-name="T2"/></text:p>
        </draw:connector>
        <draw:custom-shape draw:style-name="gr1" draw:text-style-name="P2" xml:id="id16" draw:id="id16" draw:layer="layout" svg:width="2.5cm" svg:height="1.5cm" svg:x="4.159cm" svg:y="6.338cm">
          <text:p text:style-name="P1"><text:span text:style-name="T1">zugeordnet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1" draw:layer="layout" draw:type="line" svg:x1="3.751cm" svg:y1="4.55cm" svg:x2="5.409cm" svg:y2="6.338cm" draw:end-shape="id16" draw:end-glue-point="4" svg:d="M3751 4550l1658 1788" svg:viewBox="0 0 1659 1789">
          <text:p text:style-name="P9"><text:span text:style-name="T1"><text:s text:c="10"/></text:span><text:span text:style-name="T1">(0, 0)</text:span></text:p>
          <text:p text:style-name="P10"><text:span text:style-name="T2"/></text:p>
        </draw:connector>
        <draw:connector draw:style-name="gr2" draw:text-style-name="P13" draw:layer="layout" draw:type="line" svg:x1="5.409cm" svg:y1="7.838cm" svg:x2="3.751cm" svg:y2="9.95cm" draw:start-shape="id16" draw:start-glue-point="6" draw:end-shape="id17" draw:end-glue-point="0" svg:d="M5409 7838l-1658 2112" svg:viewBox="0 0 1659 2113">
          <text:p text:style-name="P12"><text:span text:style-name="T1"><text:s text:c="6"/></text:span><text:span text:style-name="T1">(0, 0)</text:span></text:p>
          <text:p text:style-name="P1"><text:span text:style-name="T2"/></text:p>
        </draw:connector>
        <draw:custom-shape draw:style-name="gr1" draw:text-style-name="P2" xml:id="id18" draw:id="id18" draw:layer="layout" svg:width="2.5cm" svg:height="1.5cm" svg:x="1.101cm" svg:y="6.338cm">
          <text:p text:style-name="P1"><text:span text:style-name="T1">zugeordnet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5" draw:layer="layout" draw:type="line" svg:x1="3.751cm" svg:y1="4.55cm" svg:x2="2.351cm" svg:y2="6.338cm" draw:end-shape="id18" draw:end-glue-point="4" svg:d="M3751 4550l-1400 1788" svg:viewBox="0 0 1401 1789">
          <text:p text:style-name="P14"><text:span text:style-name="T1">(0, 0) <text:s text:c="9"/></text:span></text:p>
          <text:p text:style-name="P14"><text:span text:style-name="T2"/></text:p>
        </draw:connector>
        <draw:connector draw:style-name="gr2" draw:text-style-name="P17" draw:layer="layout" draw:type="line" svg:x1="2.351cm" svg:y1="7.838cm" svg:x2="3.751cm" svg:y2="9.95cm" draw:start-shape="id18" draw:start-glue-point="6" draw:end-shape="id17" draw:end-glue-point="0" svg:d="M2351 7838l1400 2112" svg:viewBox="0 0 1401 2113">
          <text:p text:style-name="P16"><text:span text:style-name="T1">(0, 0) <text:s text:c="17"/></text:span></text:p>
          <text:p text:style-name="P1"><text:span text:style-name="T2"/></text:p>
        </draw:connector>
        <draw:custom-shape draw:style-name="gr1" draw:text-style-name="P2" xml:id="id17" draw:id="id17" draw:layer="layout" svg:width="2.5cm" svg:height="1.5cm" svg:x="2.501cm" svg:y="9.95cm">
          <text:p text:style-name="P1"><text:span text:style-name="T1">Entity-Ty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0" draw:id="id20" draw:layer="layout" svg:width="2.5cm" svg:height="1.5cm" svg:x="2.501cm" svg:y="13.85cm">
          <text:p text:style-name="P1"><text:span text:style-name="T1">Sub-Entity-Ty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xml:id="id19" draw:id="id19" draw:layer="layout" svg:width="1.1cm" svg:height="0.7cm" svg:x="3.201cm" svg:y="12.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3" draw:layer="layout" draw:type="line" svg:x1="3.751cm" svg:y1="11.45cm" svg:x2="3.751cm" svg:y2="12.3cm" draw:start-shape="id17" draw:end-shape="id19" draw:end-glue-point="4" svg:d="M3751 11450v850" svg:viewBox="0 0 1 851">
          <text:p text:style-name="P1"><text:span text:style-name="T1"/></text:p>
          <text:p text:style-name="P1"><text:span text:style-name="T2"/></text:p>
        </draw:connector>
        <draw:connector draw:style-name="gr5" draw:text-style-name="P3" draw:layer="layout" draw:type="line" svg:x1="3.751cm" svg:y1="13cm" svg:x2="3.751cm" svg:y2="13.85cm" draw:start-shape="id19" draw:start-glue-point="7" draw:end-shape="id20" draw:end-glue-point="0" svg:d="M3751 13000v850" svg:viewBox="0 0 1 851">
          <text:p text:style-name="P1"><text:span text:style-name="T1"/></text:p>
          <text:p text:style-name="P1"><text:span text:style-name="T2"/></text:p>
        </draw:connector>
      </draw:page>
      <draw:page draw:name="ERD-Diagramm" draw:style-name="dp1" draw:master-page-name="Standard">
        <draw:frame draw:style-name="gr11" draw:text-style-name="P18" draw:layer="layout" svg:width="2.991cm" svg:height="1.319cm" svg:x="1.038cm" svg:y="0.981cm">
          <draw:text-box>
            <text:p><text:span text:style-name="T4"><text:date style:data-style-name="D4" text:date-value="2018-11-22">22.11.2018</text:date></text:span><text:span text:style-name="T4"><text:s/></text:span><text:span text:style-name="T4"><text:time style:data-style-name="T2" text:time-value="00:00:00">08:41</text:time></text:span></text:p>
          </draw:text-box>
        </draw:frame>
        <draw:frame draw:style-name="gr12" draw:text-style-name="P4" draw:layer="layout" svg:width="6.852cm" svg:height="0.962cm" svg:x="12.821cm" svg:y="1.3cm">
          <draw:text-box>
            <text:p><text:span text:style-name="T3">ERD </text:span><text:span text:style-name="T3">Fraud </text:span><text:span text:style-name="T3">Detection</text:span></text:p>
          </draw:text-box>
        </draw:frame>
        <draw:custom-shape draw:style-name="gr13" draw:text-style-name="P2" xml:id="id21" draw:id="id21" draw:layer="layout" svg:width="2.5cm" svg:height="1.5cm" svg:x="3.8cm" svg:y="3.7cm">
          <text:p text:style-name="P1"><text:span text:style-name="T1">Custo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xml:id="id22" draw:id="id22" draw:layer="layout" svg:width="2.5cm" svg:height="1.5cm" svg:x="9.9cm" svg:y="3.7cm">
          <text:p text:style-name="P1"><text:span text:style-name="T1">us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3" draw:layer="layout" draw:type="line" svg:x1="6.3cm" svg:y1="4.45cm" svg:x2="9.9cm" svg:y2="4.45cm" draw:start-shape="id21" draw:start-glue-point="1" draw:end-shape="id22" draw:end-glue-point="5" svg:d="M6300 4450h3600" svg:viewBox="0 0 3601 1">
          <text:p text:style-name="P1"><text:span text:style-name="T1">(0, n)</text:span></text:p>
          <text:p text:style-name="P1"><text:span text:style-name="T2"/></text:p>
        </draw:connector>
        <draw:connector draw:style-name="gr2" draw:text-style-name="P3" draw:layer="layout" draw:type="line" svg:x1="12.4cm" svg:y1="4.45cm" svg:x2="15.7cm" svg:y2="4.45cm" draw:start-shape="id22" draw:start-glue-point="7" draw:end-shape="id23" draw:end-glue-point="3" svg:d="M12400 4450h3300" svg:viewBox="0 0 3301 1">
          <text:p text:style-name="P1"><text:span text:style-name="T1">(1, 1)</text:span></text:p>
          <text:p text:style-name="P1"><text:span text:style-name="T2"/></text:p>
        </draw:connector>
        <draw:custom-shape draw:style-name="gr13" draw:text-style-name="P2" xml:id="id23" draw:id="id23" draw:layer="layout" svg:width="2.5cm" svg:height="1.5cm" svg:x="15.7cm" svg:y="3.7cm">
          <text:p text:style-name="P1"><text:span text:style-name="T1">Credit Ca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xml:id="id24" draw:id="id24" draw:layer="layout" svg:width="2.5cm" svg:height="1.5cm" svg:x="15.7cm" svg:y="6.3cm">
          <text:p text:style-name="P1"><text:span text:style-name="T1">makes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3" draw:layer="layout" draw:type="line" svg:x1="16.95cm" svg:y1="5.2cm" svg:x2="16.95cm" svg:y2="6.3cm" draw:start-shape="id23" draw:start-glue-point="2" draw:end-shape="id24" draw:end-glue-point="4" svg:d="M16950 5200v1100" svg:viewBox="0 0 1 1101">
          <text:p text:style-name="P1"><text:span text:style-name="T1">(0, n)</text:span></text:p>
          <text:p text:style-name="P1"><text:span text:style-name="T2"/></text:p>
        </draw:connector>
        <draw:connector draw:style-name="gr6" draw:text-style-name="P3" draw:layer="layout" draw:type="line" svg:x1="16.95cm" svg:y1="7.8cm" svg:x2="16.95cm" svg:y2="8.9cm" draw:start-shape="id24" draw:start-glue-point="6" draw:end-shape="id25" draw:end-glue-point="0" svg:d="M16950 7800v1100" svg:viewBox="0 0 1 1101">
          <text:p text:style-name="P1"><text:span text:style-name="T1">(1, 1)</text:span></text:p>
          <text:p text:style-name="P1"><text:span text:style-name="T2"/></text:p>
        </draw:connector>
        <draw:custom-shape draw:style-name="gr13" draw:text-style-name="P2" xml:id="id25" draw:id="id25" draw:layer="layout" svg:width="2.5cm" svg:height="1.5cm" svg:x="15.7cm" svg:y="8.9cm">
          <text:p text:style-name="P1"><text:span text:style-name="T1">Transactions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Attribute" draw:style-name="dp1" draw:master-page-name="Standard">
        <draw:frame draw:style-name="gr11" draw:text-style-name="P18" draw:layer="layout" svg:width="2.991cm" svg:height="1.319cm" svg:x="1.038cm" svg:y="0.982cm">
          <draw:text-box>
            <text:p><text:span text:style-name="T4"><text:date style:data-style-name="D4" text:date-value="2018-11-22">22.11.2018</text:date></text:span><text:span text:style-name="T4"><text:s/></text:span><text:span text:style-name="T4"><text:time style:data-style-name="T2" text:time-value="00:00:00">08:41</text:time></text:span></text:p>
          </draw:text-box>
        </draw:frame>
        <draw:frame draw:style-name="gr15" draw:text-style-name="P4" draw:layer="layout" svg:width="8.16cm" svg:height="0.962cm" svg:x="12.167cm" svg:y="1.3cm">
          <draw:text-box>
            <text:p><text:span text:style-name="T3">Attribute </text:span><text:span text:style-name="T3">Fraud </text:span><text:span text:style-name="T3">Detectio</text:span><text:span text:style-name="T3">n</text:span></text:p>
          </draw:text-box>
        </draw:frame>
        <draw:frame draw:style-name="gr16" draw:text-style-name="P20" draw:layer="layout" svg:width="26.1cm" svg:height="16.056cm" svg:x="1.9cm" svg:y="3.044cm">
          <draw:text-box>
            <text:p text:style-name="P19"><text:span text:style-name="T9">Cust</text:span><text:span text:style-name="T9">omer</text:span><text:span text:style-name="T9">(</text:span><text:span text:style-name="T10">Cus</text:span><text:span text:style-name="T10">tome</text:span><text:span text:style-name="T10">rUUI</text:span><text:span text:style-name="T10">D</text:span><text:span text:style-name="T9">, <text:s/></text:span><text:span text:style-name="T9">Adre</text:span><text:span text:style-name="T9">ss, </text:span><text:span text:style-name="T9">Acco</text:span><text:span text:style-name="T9">untSt</text:span><text:span text:style-name="T9">atus, </text:span><text:span text:style-name="T9">Dura</text:span><text:span text:style-name="T9">tion, </text:span><text:span text:style-name="T9">Credi</text:span><text:span text:style-name="T9">tHist</text:span><text:span text:style-name="T9">ory, </text:span><text:span text:style-name="T9">Purp</text:span><text:span text:style-name="T9">ose, </text:span><text:span text:style-name="T9">Credi</text:span><text:span text:style-name="T9">tAmo</text:span><text:span text:style-name="T9">unt, </text:span><text:span text:style-name="T9">Savi</text:span><text:span text:style-name="T9">ngs, </text:span><text:span text:style-name="T9">Empl</text:span><text:span text:style-name="T9">oym</text:span><text:span text:style-name="T9">ent, </text:span><text:span text:style-name="T9">Insta</text:span><text:span text:style-name="T9">llmen</text:span><text:span text:style-name="T9">tRat</text:span><text:span text:style-name="T9">e, </text:span><text:span text:style-name="T9">Pers</text:span><text:span text:style-name="T9">onal</text:span><text:span text:style-name="T9">Statu</text:span><text:span text:style-name="T9">s, </text:span><text:span text:style-name="T9">Debt</text:span><text:span text:style-name="T9">ors, </text:span><text:span text:style-name="T9">Resi</text:span><text:span text:style-name="T9">denc</text:span><text:span text:style-name="T9">e, </text:span><text:span text:style-name="T9">Prop</text:span><text:span text:style-name="T9">erty, </text:span><text:span text:style-name="T9">Age, </text:span><text:span text:style-name="T9">Othe</text:span><text:span text:style-name="T9">rInst</text:span><text:span text:style-name="T9">allme</text:span><text:span text:style-name="T9">ntPla</text:span><text:span text:style-name="T9">ns, </text:span><text:span text:style-name="T9">Hous</text:span><text:span text:style-name="T9">ing, </text:span><text:span text:style-name="T9">Num</text:span><text:span text:style-name="T9">berO</text:span><text:span text:style-name="T9">fCre</text:span><text:span text:style-name="T9">dits, </text:span><text:span text:style-name="T9">Job, </text:span><text:span text:style-name="T9">Liabl</text:span><text:span text:style-name="T9">eMai</text:span><text:span text:style-name="T9">nten</text:span><text:span text:style-name="T9">ance</text:span><text:span text:style-name="T9">, </text:span><text:span text:style-name="T9">Telep</text:span><text:span text:style-name="T9">hone</text:span><text:span text:style-name="T9">, </text:span><text:span text:style-name="T9">Forei</text:span><text:span text:style-name="T9">gnW</text:span><text:span text:style-name="T9">orker</text:span><text:span text:style-name="T9">, </text:span><text:span text:style-name="T9">Cost</text:span><text:span text:style-name="T9">)</text:span></text:p>
            <text:p text:style-name="P19"><text:span text:style-name="T11"/></text:p>
            <text:p text:style-name="P19"><text:span text:style-name="T11">Credi</text:span><text:span text:style-name="T11">tCar</text:span><text:span text:style-name="T11">d(</text:span><text:span text:style-name="T12">Ca</text:span><text:span text:style-name="T12">rdNu</text:span><text:span text:style-name="T12">mber</text:span><text:span text:style-name="T13">,</text:span><text:span text:style-name="T9">, </text:span><text:span text:style-name="T9">Issui</text:span><text:span text:style-name="T9">ngNe</text:span><text:span text:style-name="T9">twor</text:span><text:span text:style-name="T9">k, </text:span><text:span text:style-name="T9">CCV, </text:span><text:span text:style-name="T9">Expir</text:span><text:span text:style-name="T9">ation</text:span><text:span text:style-name="T9">, </text:span><text:span text:style-name="T9">Cust</text:span><text:span text:style-name="T9">omer</text:span><text:span text:style-name="T9">UUI</text:span><text:span text:style-name="T9">D)</text:span></text:p>
            <text:p text:style-name="P19"><text:span text:style-name="T9"/></text:p>
            <text:p text:style-name="P19"><text:span text:style-name="T11">Tran</text:span><text:span text:style-name="T11">sacti</text:span><text:span text:style-name="T11">on(</text:span><text:span text:style-name="T12">Tr</text:span><text:span text:style-name="T12">ansa</text:span><text:span text:style-name="T12">ction</text:span><text:span text:style-name="T12">ID</text:span><text:span text:style-name="T13">, </text:span><text:span text:style-name="T13">Date</text:span><text:span text:style-name="T13">, </text:span><text:span text:style-name="T9">Amo</text:span><text:span text:style-name="T9">unt)</text:span></text:p>
            <text:p text:style-name="P19"><text:span text:style-name="T9"/></text:p>
            <text:p text:style-name="P19"><text:span text:style-name="T9"/></text:p>
            <text:p text:style-name="P19"><text:span text:style-name="T9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ünter Burgstaller</meta:initial-creator>
    <meta:creation-date>2015-03-05T18:36:17.765030731</meta:creation-date>
    <dc:date>2018-11-22T08:41:54.471499622</dc:date>
    <meta:editing-duration>PT6H52M33S</meta:editing-duration>
    <meta:editing-cycles>41</meta:editing-cycles>
    <meta:generator>LibreOffice/6.1.3.2$MacOSX_X86_64 LibreOffice_project/86daf60bf00efa86ad547e59e09d6bb77c699acb</meta:generator>
    <meta:printed-by>Günter Burgstaller</meta:printed-by>
    <meta:print-date>2015-03-08T13:02:56.548496712</meta:print-date>
    <meta:document-statistic meta:object-count="62"/>
  </office:meta>
</office:document-meta>
</file>